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0b3d80" officeooo:paragraph-rsid="000b3d80"/>
    </style:style>
    <style:style style:name="P6" style:family="paragraph" style:parent-style-name="Standard" style:list-style-name="L1">
      <style:text-properties officeooo:rsid="001462cc" officeooo:paragraph-rsid="001462cc"/>
    </style:style>
    <style:style style:name="P7" style:family="paragraph" style:parent-style-name="Standard" style:list-style-name="L1">
      <style:text-properties officeooo:rsid="0011db32" officeooo:paragraph-rsid="0011db32"/>
    </style:style>
    <style:style style:name="T1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Physics</text:p>
      <text:p text:style-name="P1">Numerics – <text:span text:style-name="T1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list>
                <text:list-item>
                  <text:list>
                    <text:list-item>
                      <text:p text:style-name="P4">dict</text:p>
                      <text:list>
                        <text:list-item>
                          <text:p text:style-name="P4">exlicit val schema</text:p>
                        </text:list-item>
                        <text:list-item>
                          <text:p text:style-name="P4">pydantic</text:p>
                        </text:list-item>
                        <text:list-item>
                          <text:p text:style-name="P4">library</text:p>
                        </text:list-item>
                      </text:list>
                    </text:list-item>
                    <text:list-item>
                      <text:p text:style-name="P4">f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alcing derived params</text:p>
          <text:list>
            <text:list-item>
              <text:p text:style-name="P6">derived params dict</text:p>
            </text:list-item>
          </text:list>
        </text:list-item>
        <text:list-item>
          <text:p text:style-name="P7">derived-check</text:p>
        </text:list-item>
        <text:list-item>
          <text:p text:style-name="P5">confirmation</text:p>
        </text:list-item>
        <text:list-item>
          <text:p text:style-name="P5">sol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08T18:50:58.135328000</dc:date>
    <meta:editing-duration>PT1H15M40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9" meta:word-count="52" meta:character-count="330" meta:non-whitespace-character-count="310"/>
  </office:meta>
</office:document-meta>
</file>